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4861in" fo:margin-left="0in" table:align="left" style:writing-mode="lr-tb"/>
    </style:style>
    <style:style style:name="Table1.A" style:family="table-column">
      <style:table-column-properties style:column-width="2.1285in"/>
    </style:style>
    <style:style style:name="Table1.B" style:family="table-column">
      <style:table-column-properties style:column-width="3.3576in"/>
    </style:style>
    <style:style style:name="Table1.A1" style:family="table-cell">
      <style:table-cell-properties style:vertical-align="top" fo:padding="0.0694in" fo:border="0.2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fo:background-color="#ffffff" style:font-name-asian="Arial" style:font-size-asian="9pt" style:font-style-asian="normal" style:font-weight-asian="normal" style:font-name-complex="Arial" style:font-size-complex="9pt" style:font-style-complex="normal" style:font-weight-complex="normal"/>
    </style:style>
    <style:style style:name="P5" style:family="paragraph" style:parent-style-name="Standard">
      <style:paragraph-properties fo:line-height="115%" fo:text-align="center" style:justify-single-word="false" style:writing-mode="lr-tb"/>
      <style:text-properties officeooo:rsid="000762c7" officeooo:paragraph-rsid="000762c7"/>
    </style:style>
    <style:style style:name="P6" style:family="paragraph" style:parent-style-name="Standard" style:master-page-name="Standard">
      <style:paragraph-properties fo:line-height="115%" fo:text-align="center" style:justify-single-word="false" style:page-number="auto" fo:break-before="auto" fo:break-after="auto" style:writing-mode="lr-tb"/>
    </style:style>
    <style:style style:name="P7" style:family="paragraph" style:parent-style-name="Standard" style:list-style-name="LS1">
      <style:paragraph-properties fo:margin-top="0in" fo:margin-bottom="0in" style:contextual-spacing="false" fo:line-height="115%" fo:break-before="auto" fo:break-after="auto" style:writing-mode="lr-tb"/>
    </style:style>
    <style:style style:name="P8" style:family="paragraph" style:parent-style-name="Standard" style:list-style-name="LS2">
      <style:paragraph-properties fo:margin-top="0in" fo:margin-bottom="0in" style:contextual-spacing="false" fo:line-height="115%" fo:break-before="auto" fo:break-after="auto" style:writing-mode="lr-tb"/>
    </style:style>
    <style:style style:name="P9" style:family="paragraph" style:parent-style-name="Standard" style:list-style-name="LS3">
      <style:paragraph-properties fo:margin-top="0in" fo:margin-bottom="0in" style:contextual-spacing="false" fo:line-height="115%" fo:break-before="auto" fo:break-after="auto" style:writing-mode="lr-tb"/>
    </style:style>
    <style:style style:name="P10" style:family="paragraph" style:parent-style-name="Standard" style:list-style-name="LS4">
      <style:paragraph-properties fo:margin-top="0in" fo:margin-bottom="0in" style:contextual-spacing="false" fo:line-height="115%" fo:break-before="auto" fo:break-after="auto" style:writing-mode="lr-tb"/>
    </style:style>
    <style:style style:name="P11" style:family="paragraph" style:parent-style-name="Standard" style:list-style-name="LS5">
      <style:paragraph-properties fo:margin-top="0in" fo:margin-bottom="0in" style:contextual-spacing="false" fo:line-height="115%" fo:break-before="auto" fo:break-after="auto" style:writing-mode="lr-tb"/>
    </style:style>
    <style:style style:name="P12"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fo:background-color="#ffffff" style:font-name-asian="Arial" style:font-size-asian="9pt" style:font-style-asian="normal" style:font-weight-asian="normal" style:font-name-complex="Arial" style:font-size-complex="9pt" style:font-style-complex="normal" style:font-weight-complex="normal"/>
    </style:style>
    <style:style style:name="T1" style:family="text">
      <style:text-properties officeooo:rsid="00093a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bosapien V1 - Hardware Mod Version 1.0</text:p>
      <text:p text:style-name="P2">By</text:p>
      <text:p text:style-name="P2">Mandeep Singh Bhatia</text:p>
      <text:p text:style-name="P5">January 2015</text:p>
      <text:p text:style-name="P2"/>
      <text:p text:style-name="P2"/>
      <text:p text:style-name="P1">Overview:</text:p>
      <text:p text:style-name="P1">This document is about modification of Robosapien V1 robot manufactured by Wowee, to make it controllable[programmable] via a PC with linux OS. [Later minor changes will be made to allow control via other devices and operating systems]</text:p>
      <text:p text:style-name="P1"/>
      <text:p text:style-name="P1">Required Components:</text:p>
      <text:list xml:id="list2506188042293707296" text:style-name="LS1">
        <text:list-item>
          <text:p text:style-name="P7">Robosapien V1 (x1)</text:p>
        </text:list-item>
        <text:list-item>
          <text:p text:style-name="P7">Arduino Pro Mini 5v AtMega 328 (x1)</text:p>
        </text:list-item>
        <text:list-item>
          <text:p text:style-name="P7">Sonar HC-SR04 (x1)</text:p>
        </text:list-item>
        <text:list-item>
          <text:p text:style-name="P7">5v RC-Servos for pan-til t(x2)</text:p>
        </text:list-item>
        <text:list-item>
          <text:p text:style-name="P7">USB 5v portable power unit (portable mobile charger) (x1)</text:p>
        </text:list-item>
        <text:list-item>
          <text:p text:style-name="P7">IMU GY-80 (x1)</text:p>
        </text:list-item>
        <text:list-item>
          <text:p text:style-name="P7">Bluetooth HFP module (mobile stereo hands free) (x1)</text:p>
        </text:list-item>
        <text:list-item>
          <text:p text:style-name="P7">Audio Amplifier LM368N module (x1)</text:p>
        </text:list-item>
        <text:list-item>
          <text:p text:style-name="P7">HC05 or HC06 bluetooth serial module <text:s/>(x1)</text:p>
        </text:list-item>
        <text:list-item>
          <text:p text:style-name="P7">5.8ghz wireless fm av camera and receiver <text:span text:style-name="T1">[cm205 and rc305]</text:span>(x1)</text:p>
        </text:list-item>
        <text:list-item>
          <text:p text:style-name="P7">component video(av) capture card(linux compatible)<text:span text:style-name="T1">[“easycap dc60” or “Hauppage usb-live 2”</text:span> <text:span text:style-name="T1">]</text:span>(x1)</text:p>
        </text:list-item>
        <text:list-item>
          <text:p text:style-name="P7">Bluetooth dongle in absence of built in bluetooth (with spp and hfp, linux compatible) (x1)</text:p>
        </text:list-item>
        <text:list-item>
          <text:p text:style-name="P7">SPDT or DPDT toggle switch (x2)</text:p>
        </text:list-item>
        <text:list-item>
          <text:p text:style-name="P7">CP2102 usb-ttl (for programming and testing arduino mini pro)</text:p>
        </text:list-item>
      </text:list>
      <text:p text:style-name="P1"/>
      <text:p text:style-name="P1">Important links:</text:p>
      <text:list xml:id="list1607377426081662950" text:style-name="LS2">
        <text:list-item>
          <text:p text:style-name="P8"><text:a xlink:type="simple" xlink:href="http://selfbuilt.net/shop/gy-80-inertial-management-unit">http</text:a><text:a xlink:type="simple" xlink:href="http://selfbuilt.net/shop/gy-80-inertial-management-unit">://</text:a><text:a xlink:type="simple" xlink:href="http://selfbuilt.net/shop/gy-80-inertial-management-unit">selfbuilt</text:a><text:a xlink:type="simple" xlink:href="http://selfbuilt.net/shop/gy-80-inertial-management-unit">.</text:a><text:a xlink:type="simple" xlink:href="http://selfbuilt.net/shop/gy-80-inertial-management-unit">net</text:a><text:a xlink:type="simple" xlink:href="http://selfbuilt.net/shop/gy-80-inertial-management-unit">/</text:a><text:a xlink:type="simple" xlink:href="http://selfbuilt.net/shop/gy-80-inertial-management-unit">shop</text:a><text:a xlink:type="simple" xlink:href="http://selfbuilt.net/shop/gy-80-inertial-management-unit">/</text:a><text:a xlink:type="simple" xlink:href="http://selfbuilt.net/shop/gy-80-inertial-management-unit">gy</text:a><text:a xlink:type="simple" xlink:href="http://selfbuilt.net/shop/gy-80-inertial-management-unit">-80-</text:a><text:a xlink:type="simple" xlink:href="http://selfbuilt.net/shop/gy-80-inertial-management-unit">inertial</text:a><text:a xlink:type="simple" xlink:href="http://selfbuilt.net/shop/gy-80-inertial-management-unit">-</text:a><text:a xlink:type="simple" xlink:href="http://selfbuilt.net/shop/gy-80-inertial-management-unit">management</text:a><text:a xlink:type="simple" xlink:href="http://selfbuilt.net/shop/gy-80-inertial-management-unit">-</text:a><text:a xlink:type="simple" xlink:href="http://selfbuilt.net/shop/gy-80-inertial-management-unit">unit</text:a></text:p>
        </text:list-item>
      </text:list>
      <table:table table:name="Table1" table:style-name="Table1">
        <table:table-column table:style-name="Table1.A"/>
        <table:table-column table:style-name="Table1.B"/>
        <table:table-row>
          <table:table-cell table:style-name="Table1.A1" office:value-type="string">
            <text:p text:style-name="P4">Barometer + Thermometer</text:p>
          </table:table-cell>
          <table:table-cell table:style-name="Table1.A1" office:value-type="string">
            <text:p text:style-name="P3"><text:a xlink:type="simple" xlink:href="http://bildr.org/2011/06/bmp085-arduino/">http</text:a><text:a xlink:type="simple" xlink:href="http://bildr.org/2011/06/bmp085-arduino/">://</text:a><text:a xlink:type="simple" xlink:href="http://bildr.org/2011/06/bmp085-arduino/">bildr</text:a><text:a xlink:type="simple" xlink:href="http://bildr.org/2011/06/bmp085-arduino/">.</text:a><text:a xlink:type="simple" xlink:href="http://bildr.org/2011/06/bmp085-arduino/">org</text:a><text:a xlink:type="simple" xlink:href="http://bildr.org/2011/06/bmp085-arduino/">/2011/06/</text:a><text:a xlink:type="simple" xlink:href="http://bildr.org/2011/06/bmp085-arduino/">bmp</text:a><text:a xlink:type="simple" xlink:href="http://bildr.org/2011/06/bmp085-arduino/">085-</text:a><text:a xlink:type="simple" xlink:href="http://bildr.org/2011/06/bmp085-arduino/">arduino</text:a><text:a xlink:type="simple" xlink:href="http://bildr.org/2011/06/bmp085-arduino/">/</text:a></text:p>
          </table:table-cell>
        </table:table-row>
        <table:table-row>
          <table:table-cell table:style-name="Table1.A1" office:value-type="string">
            <text:p text:style-name="P4">Magnetometer</text:p>
          </table:table-cell>
          <table:table-cell table:style-name="Table1.A1" office:value-type="string">
            <text:p text:style-name="P3"><text:a xlink:type="simple" xlink:href="http://bildr.org/2012/02/hmc5883l_arduino/">http</text:a><text:a xlink:type="simple" xlink:href="http://bildr.org/2012/02/hmc5883l_arduino/">://</text:a><text:a xlink:type="simple" xlink:href="http://bildr.org/2012/02/hmc5883l_arduino/">bildr</text:a><text:a xlink:type="simple" xlink:href="http://bildr.org/2012/02/hmc5883l_arduino/">.</text:a><text:a xlink:type="simple" xlink:href="http://bildr.org/2012/02/hmc5883l_arduino/">org</text:a><text:a xlink:type="simple" xlink:href="http://bildr.org/2012/02/hmc5883l_arduino/">/2012/02/</text:a><text:a xlink:type="simple" xlink:href="http://bildr.org/2012/02/hmc5883l_arduino/">hmc</text:a><text:a xlink:type="simple" xlink:href="http://bildr.org/2012/02/hmc5883l_arduino/">5883</text:a><text:a xlink:type="simple" xlink:href="http://bildr.org/2012/02/hmc5883l_arduino/">l</text:a><text:a xlink:type="simple" xlink:href="http://bildr.org/2012/02/hmc5883l_arduino/">_</text:a><text:a xlink:type="simple" xlink:href="http://bildr.org/2012/02/hmc5883l_arduino/">arduino</text:a><text:a xlink:type="simple" xlink:href="http://bildr.org/2012/02/hmc5883l_arduino/">/</text:a></text:p>
          </table:table-cell>
        </table:table-row>
        <table:table-row>
          <table:table-cell table:style-name="Table1.A1" office:value-type="string">
            <text:p text:style-name="P4">Accelerometer</text:p>
          </table:table-cell>
          <table:table-cell table:style-name="Table1.A1" office:value-type="string">
            <text:p text:style-name="P3"><text:a xlink:type="simple" xlink:href="http://bildr.org/2011/03/adxl345-arduino/">http</text:a><text:a xlink:type="simple" xlink:href="http://bildr.org/2011/03/adxl345-arduino/">://</text:a><text:a xlink:type="simple" xlink:href="http://bildr.org/2011/03/adxl345-arduino/">bildr</text:a><text:a xlink:type="simple" xlink:href="http://bildr.org/2011/03/adxl345-arduino/">.</text:a><text:a xlink:type="simple" xlink:href="http://bildr.org/2011/03/adxl345-arduino/">org</text:a><text:a xlink:type="simple" xlink:href="http://bildr.org/2011/03/adxl345-arduino/">/2011/03/</text:a><text:a xlink:type="simple" xlink:href="http://bildr.org/2011/03/adxl345-arduino/">adxl</text:a><text:a xlink:type="simple" xlink:href="http://bildr.org/2011/03/adxl345-arduino/">345-</text:a><text:a xlink:type="simple" xlink:href="http://bildr.org/2011/03/adxl345-arduino/">arduino</text:a><text:a xlink:type="simple" xlink:href="http://bildr.org/2011/03/adxl345-arduino/">/</text:a></text:p>
          </table:table-cell>
        </table:table-row>
        <table:table-row>
          <table:table-cell table:style-name="Table1.A1" office:value-type="string">
            <text:p text:style-name="P4">Gyro</text:p>
          </table:table-cell>
          <table:table-cell table:style-name="Table1.A1" office:value-type="string">
            <text:p text:style-name="P3"><text:a xlink:type="simple" xlink:href="http://bildr.org/2011/06/l3g4200d-arduino/">http</text:a><text:a xlink:type="simple" xlink:href="http://bildr.org/2011/06/l3g4200d-arduino/">://</text:a><text:a xlink:type="simple" xlink:href="http://bildr.org/2011/06/l3g4200d-arduino/">bildr</text:a><text:a xlink:type="simple" xlink:href="http://bildr.org/2011/06/l3g4200d-arduino/">.</text:a><text:a xlink:type="simple" xlink:href="http://bildr.org/2011/06/l3g4200d-arduino/">org</text:a><text:a xlink:type="simple" xlink:href="http://bildr.org/2011/06/l3g4200d-arduino/">/2011/06/</text:a><text:a xlink:type="simple" xlink:href="http://bildr.org/2011/06/l3g4200d-arduino/">l</text:a><text:a xlink:type="simple" xlink:href="http://bildr.org/2011/06/l3g4200d-arduino/">3</text:a><text:a xlink:type="simple" xlink:href="http://bildr.org/2011/06/l3g4200d-arduino/">g</text:a><text:a xlink:type="simple" xlink:href="http://bildr.org/2011/06/l3g4200d-arduino/">4200</text:a><text:a xlink:type="simple" xlink:href="http://bildr.org/2011/06/l3g4200d-arduino/">d</text:a><text:a xlink:type="simple" xlink:href="http://bildr.org/2011/06/l3g4200d-arduino/">-</text:a><text:a xlink:type="simple" xlink:href="http://bildr.org/2011/06/l3g4200d-arduino/">arduino</text:a><text:a xlink:type="simple" xlink:href="http://bildr.org/2011/06/l3g4200d-arduino/">/</text:a></text:p>
          </table:table-cell>
        </table:table-row>
      </table:table>
      <text:list xml:id="list15" text:style-name="LS2">
        <text:list-item>
          <text:p text:style-name="P8"><text:a xlink:type="simple" xlink:href="http://www.instructables.com/id/Arduino-AND-Bluetooth-HC-05-Connecting-easily/">http</text:a><text:a xlink:type="simple" xlink:href="http://www.instructables.com/id/Arduino-AND-Bluetooth-HC-05-Connecting-easily/">://</text:a><text:a xlink:type="simple" xlink:href="http://www.instructables.com/id/Arduino-AND-Bluetooth-HC-05-Connecting-easily/">www</text:a><text:a xlink:type="simple" xlink:href="http://www.instructables.com/id/Arduino-AND-Bluetooth-HC-05-Connecting-easily/">.</text:a><text:a xlink:type="simple" xlink:href="http://www.instructables.com/id/Arduino-AND-Bluetooth-HC-05-Connecting-easily/">instructables</text:a><text:a xlink:type="simple" xlink:href="http://www.instructables.com/id/Arduino-AND-Bluetooth-HC-05-Connecting-easily/">.</text:a><text:a xlink:type="simple" xlink:href="http://www.instructables.com/id/Arduino-AND-Bluetooth-HC-05-Connecting-easily/">com</text:a><text:a xlink:type="simple" xlink:href="http://www.instructables.com/id/Arduino-AND-Bluetooth-HC-05-Connecting-easily/">/</text:a><text:a xlink:type="simple" xlink:href="http://www.instructables.com/id/Arduino-AND-Bluetooth-HC-05-Connecting-easily/">id</text:a><text:a xlink:type="simple" xlink:href="http://www.instructables.com/id/Arduino-AND-Bluetooth-HC-05-Connecting-easily/">/</text:a><text:a xlink:type="simple" xlink:href="http://www.instructables.com/id/Arduino-AND-Bluetooth-HC-05-Connecting-easily/">Arduino</text:a><text:a xlink:type="simple" xlink:href="http://www.instructables.com/id/Arduino-AND-Bluetooth-HC-05-Connecting-easily/">-</text:a><text:a xlink:type="simple" xlink:href="http://www.instructables.com/id/Arduino-AND-Bluetooth-HC-05-Connecting-easily/">AND</text:a><text:a xlink:type="simple" xlink:href="http://www.instructables.com/id/Arduino-AND-Bluetooth-HC-05-Connecting-easily/">-</text:a><text:a xlink:type="simple" xlink:href="http://www.instructables.com/id/Arduino-AND-Bluetooth-HC-05-Connecting-easily/">Bluetooth</text:a><text:a xlink:type="simple" xlink:href="http://www.instructables.com/id/Arduino-AND-Bluetooth-HC-05-Connecting-easily/">-</text:a><text:a xlink:type="simple" xlink:href="http://www.instructables.com/id/Arduino-AND-Bluetooth-HC-05-Connecting-easily/">HC</text:a><text:a xlink:type="simple" xlink:href="http://www.instructables.com/id/Arduino-AND-Bluetooth-HC-05-Connecting-easily/">-05-</text:a><text:a xlink:type="simple" xlink:href="http://www.instructables.com/id/Arduino-AND-Bluetooth-HC-05-Connecting-easily/">Connecting</text:a><text:a xlink:type="simple" xlink:href="http://www.instructables.com/id/Arduino-AND-Bluetooth-HC-05-Connecting-easily/">-</text:a><text:a xlink:type="simple" xlink:href="http://www.instructables.com/id/Arduino-AND-Bluetooth-HC-05-Connecting-easily/">easily</text:a><text:a xlink:type="simple" xlink:href="http://www.instructables.com/id/Arduino-AND-Bluetooth-HC-05-Connecting-easily/">/</text:a></text:p>
        </text:list-item>
        <text:list-item>
          <text:p text:style-name="P8"><text:a xlink:type="simple" xlink:href="http://embeddedprogrammer.blogspot.in/2012/06/ubuntu-hacking-hc-06-bluetooth-module.html">http</text:a><text:a xlink:type="simple" xlink:href="http://embeddedprogrammer.blogspot.in/2012/06/ubuntu-hacking-hc-06-bluetooth-module.html">://</text:a><text:a xlink:type="simple" xlink:href="http://embeddedprogrammer.blogspot.in/2012/06/ubuntu-hacking-hc-06-bluetooth-module.html">embeddedprogrammer</text:a><text:a xlink:type="simple" xlink:href="http://embeddedprogrammer.blogspot.in/2012/06/ubuntu-hacking-hc-06-bluetooth-module.html">.</text:a><text:a xlink:type="simple" xlink:href="http://embeddedprogrammer.blogspot.in/2012/06/ubuntu-hacking-hc-06-bluetooth-module.html">blogspot</text:a><text:a xlink:type="simple" xlink:href="http://embeddedprogrammer.blogspot.in/2012/06/ubuntu-hacking-hc-06-bluetooth-module.html">.</text:a><text:a xlink:type="simple" xlink:href="http://embeddedprogrammer.blogspot.in/2012/06/ubuntu-hacking-hc-06-bluetooth-module.html">in</text:a><text:a xlink:type="simple" xlink:href="http://embeddedprogrammer.blogspot.in/2012/06/ubuntu-hacking-hc-06-bluetooth-module.html">/2012/06/</text:a><text:a xlink:type="simple" xlink:href="http://embeddedprogrammer.blogspot.in/2012/06/ubuntu-hacking-hc-06-bluetooth-module.html">ubuntu</text:a><text:a xlink:type="simple" xlink:href="http://embeddedprogrammer.blogspot.in/2012/06/ubuntu-hacking-hc-06-bluetooth-module.html">-</text:a><text:a xlink:type="simple" xlink:href="http://embeddedprogrammer.blogspot.in/2012/06/ubuntu-hacking-hc-06-bluetooth-module.html">hacking</text:a><text:a xlink:type="simple" xlink:href="http://embeddedprogrammer.blogspot.in/2012/06/ubuntu-hacking-hc-06-bluetooth-module.html">-</text:a><text:a xlink:type="simple" xlink:href="http://embeddedprogrammer.blogspot.in/2012/06/ubuntu-hacking-hc-06-bluetooth-module.html">hc</text:a><text:a xlink:type="simple" xlink:href="http://embeddedprogrammer.blogspot.in/2012/06/ubuntu-hacking-hc-06-bluetooth-module.html">-06-</text:a><text:a xlink:type="simple" xlink:href="http://embeddedprogrammer.blogspot.in/2012/06/ubuntu-hacking-hc-06-bluetooth-module.html">bluetooth</text:a><text:a xlink:type="simple" xlink:href="http://embeddedprogrammer.blogspot.in/2012/06/ubuntu-hacking-hc-06-bluetooth-module.html">-</text:a><text:a xlink:type="simple" xlink:href="http://embeddedprogrammer.blogspot.in/2012/06/ubuntu-hacking-hc-06-bluetooth-module.html">module</text:a><text:a xlink:type="simple" xlink:href="http://embeddedprogrammer.blogspot.in/2012/06/ubuntu-hacking-hc-06-bluetooth-module.html">.</text:a><text:a xlink:type="simple" xlink:href="http://embeddedprogrammer.blogspot.in/2012/06/ubuntu-hacking-hc-06-bluetooth-module.html">html</text:a></text:p>
        </text:list-item>
        <text:list-item>
          <text:p text:style-name="P8"><text:a xlink:type="simple" xlink:href="http://www.aibohack.com/robosap/ir_codes.htm">http</text:a><text:a xlink:type="simple" xlink:href="http://www.aibohack.com/robosap/ir_codes.htm">://</text:a><text:a xlink:type="simple" xlink:href="http://www.aibohack.com/robosap/ir_codes.htm">www</text:a><text:a xlink:type="simple" xlink:href="http://www.aibohack.com/robosap/ir_codes.htm">.</text:a><text:a xlink:type="simple" xlink:href="http://www.aibohack.com/robosap/ir_codes.htm">aibohack</text:a><text:a xlink:type="simple" xlink:href="http://www.aibohack.com/robosap/ir_codes.htm">.</text:a><text:a xlink:type="simple" xlink:href="http://www.aibohack.com/robosap/ir_codes.htm">com</text:a><text:a xlink:type="simple" xlink:href="http://www.aibohack.com/robosap/ir_codes.htm">/</text:a><text:a xlink:type="simple" xlink:href="http://www.aibohack.com/robosap/ir_codes.htm">robosap</text:a><text:a xlink:type="simple" xlink:href="http://www.aibohack.com/robosap/ir_codes.htm">/</text:a><text:a xlink:type="simple" xlink:href="http://www.aibohack.com/robosap/ir_codes.htm">ir</text:a><text:a xlink:type="simple" xlink:href="http://www.aibohack.com/robosap/ir_codes.htm">_</text:a><text:a xlink:type="simple" xlink:href="http://www.aibohack.com/robosap/ir_codes.htm">codes</text:a><text:a xlink:type="simple" xlink:href="http://www.aibohack.com/robosap/ir_codes.htm">.</text:a><text:a xlink:type="simple" xlink:href="http://www.aibohack.com/robosap/ir_codes.htm">htm</text:a></text:p>
        </text:list-item>
        <text:list-item>
          <text:p text:style-name="P8"><text:a xlink:type="simple" xlink:href="https://makehackvoid.com/projects/robosapien-w-bluetooth-remote/">https</text:a><text:a xlink:type="simple" xlink:href="https://makehackvoid.com/projects/robosapien-w-bluetooth-remote/">://</text:a><text:a xlink:type="simple" xlink:href="https://makehackvoid.com/projects/robosapien-w-bluetooth-remote/">makehackvoid</text:a><text:a xlink:type="simple" xlink:href="https://makehackvoid.com/projects/robosapien-w-bluetooth-remote/">.</text:a><text:a xlink:type="simple" xlink:href="https://makehackvoid.com/projects/robosapien-w-bluetooth-remote/">com</text:a><text:a xlink:type="simple" xlink:href="https://makehackvoid.com/projects/robosapien-w-bluetooth-remote/">/</text:a><text:a xlink:type="simple" xlink:href="https://makehackvoid.com/projects/robosapien-w-bluetooth-remote/">projects</text:a><text:a xlink:type="simple" xlink:href="https://makehackvoid.com/projects/robosapien-w-bluetooth-remote/">/</text:a><text:a xlink:type="simple" xlink:href="https://makehackvoid.com/projects/robosapien-w-bluetooth-remote/">robosapien</text:a><text:a xlink:type="simple" xlink:href="https://makehackvoid.com/projects/robosapien-w-bluetooth-remote/">-</text:a><text:a xlink:type="simple" xlink:href="https://makehackvoid.com/projects/robosapien-w-bluetooth-remote/">w</text:a><text:a xlink:type="simple" xlink:href="https://makehackvoid.com/projects/robosapien-w-bluetooth-remote/">-</text:a><text:a xlink:type="simple" xlink:href="https://makehackvoid.com/projects/robosapien-w-bluetooth-remote/">bluetooth</text:a><text:a xlink:type="simple" xlink:href="https://makehackvoid.com/projects/robosapien-w-bluetooth-remote/">-</text:a><text:a xlink:type="simple" xlink:href="https://makehackvoid.com/projects/robosapien-w-bluetooth-remote/">remote</text:a><text:a xlink:type="simple" xlink:href="https://makehackvoid.com/projects/robosapien-w-bluetooth-remote/">/</text:a></text:p>
        </text:list-item>
        <text:list-item>
          <text:p text:style-name="P8"><text:a xlink:type="simple" xlink:href="https://www.youtube.com/watch?v=Vawhrr4COjI">https</text:a><text:a xlink:type="simple" xlink:href="https://www.youtube.com/watch?v=Vawhrr4COjI">://</text:a><text:a xlink:type="simple" xlink:href="https://www.youtube.com/watch?v=Vawhrr4COjI">www</text:a><text:a xlink:type="simple" xlink:href="https://www.youtube.com/watch?v=Vawhrr4COjI">.</text:a><text:a xlink:type="simple" xlink:href="https://www.youtube.com/watch?v=Vawhrr4COjI">youtube</text:a><text:a xlink:type="simple" xlink:href="https://www.youtube.com/watch?v=Vawhrr4COjI">.</text:a><text:a xlink:type="simple" xlink:href="https://www.youtube.com/watch?v=Vawhrr4COjI">com</text:a><text:a xlink:type="simple" xlink:href="https://www.youtube.com/watch?v=Vawhrr4COjI">/</text:a><text:a xlink:type="simple" xlink:href="https://www.youtube.com/watch?v=Vawhrr4COjI">watch</text:a><text:a xlink:type="simple" xlink:href="https://www.youtube.com/watch?v=Vawhrr4COjI">?</text:a><text:a xlink:type="simple" xlink:href="https://www.youtube.com/watch?v=Vawhrr4COjI">v</text:a><text:a xlink:type="simple" xlink:href="https://www.youtube.com/watch?v=Vawhrr4COjI">=</text:a><text:a xlink:type="simple" xlink:href="https://www.youtube.com/watch?v=Vawhrr4COjI">Vawhrr</text:a><text:a xlink:type="simple" xlink:href="https://www.youtube.com/watch?v=Vawhrr4COjI">4</text:a><text:a xlink:type="simple" xlink:href="https://www.youtube.com/watch?v=Vawhrr4COjI">COjI</text:a> <text:s/>[We use the last new version of usb-ttl … CP2102 v3 with breakout]</text:p>
        </text:list-item>
        <text:list-item>
          <text:p text:style-name="P8"><text:a xlink:type="simple" xlink:href="http://www.instructables.com/id/Simple-Arduino-and-HC-SR04-Example/">http</text:a><text:a xlink:type="simple" xlink:href="http://www.instructables.com/id/Simple-Arduino-and-HC-SR04-Example/">://</text:a><text:a xlink:type="simple" xlink:href="http://www.instructables.com/id/Simple-Arduino-and-HC-SR04-Example/">www</text:a><text:a xlink:type="simple" xlink:href="http://www.instructables.com/id/Simple-Arduino-and-HC-SR04-Example/">.</text:a><text:a xlink:type="simple" xlink:href="http://www.instructables.com/id/Simple-Arduino-and-HC-SR04-Example/">instructables</text:a><text:a xlink:type="simple" xlink:href="http://www.instructables.com/id/Simple-Arduino-and-HC-SR04-Example/">.</text:a><text:a xlink:type="simple" xlink:href="http://www.instructables.com/id/Simple-Arduino-and-HC-SR04-Example/">com</text:a><text:a xlink:type="simple" xlink:href="http://www.instructables.com/id/Simple-Arduino-and-HC-SR04-Example/">/</text:a><text:a xlink:type="simple" xlink:href="http://www.instructables.com/id/Simple-Arduino-and-HC-SR04-Example/">id</text:a><text:a xlink:type="simple" xlink:href="http://www.instructables.com/id/Simple-Arduino-and-HC-SR04-Example/">/</text:a><text:a xlink:type="simple" xlink:href="http://www.instructables.com/id/Simple-Arduino-and-HC-SR04-Example/">Simple</text:a><text:a xlink:type="simple" xlink:href="http://www.instructables.com/id/Simple-Arduino-and-HC-SR04-Example/">-</text:a><text:a xlink:type="simple" xlink:href="http://www.instructables.com/id/Simple-Arduino-and-HC-SR04-Example/">Arduino</text:a><text:a xlink:type="simple" xlink:href="http://www.instructables.com/id/Simple-Arduino-and-HC-SR04-Example/">-</text:a><text:a xlink:type="simple" xlink:href="http://www.instructables.com/id/Simple-Arduino-and-HC-SR04-Example/">and</text:a><text:a xlink:type="simple" xlink:href="http://www.instructables.com/id/Simple-Arduino-and-HC-SR04-Example/">-</text:a><text:a xlink:type="simple" xlink:href="http://www.instructables.com/id/Simple-Arduino-and-HC-SR04-Example/">HC</text:a><text:a xlink:type="simple" xlink:href="http://www.instructables.com/id/Simple-Arduino-and-HC-SR04-Example/">-</text:a><text:a xlink:type="simple" xlink:href="http://www.instructables.com/id/Simple-Arduino-and-HC-SR04-Example/">SR</text:a><text:a xlink:type="simple" xlink:href="http://www.instructables.com/id/Simple-Arduino-and-HC-SR04-Example/">04-</text:a><text:a xlink:type="simple" xlink:href="http://www.instructables.com/id/Simple-Arduino-and-HC-SR04-Example/">Example</text:a><text:a xlink:type="simple" xlink:href="http://www.instructables.com/id/Simple-Arduino-and-HC-SR04-Example/">/</text:a></text:p>
        </text:list-item>
        <text:list-item>
          <text:p text:style-name="P8">Links to code and circuit diagrams on github</text:p>
        </text:list-item>
        <text:list-item>
          <text:p text:style-name="P8"><text:soft-page-break/><text:a xlink:type="simple" xlink:href="http://www.thegeekstuff.com/2008/11/overview-of-ramfs-and-tmpfs-on-linux/">http</text:a><text:a xlink:type="simple" xlink:href="http://www.thegeekstuff.com/2008/11/overview-of-ramfs-and-tmpfs-on-linux/">://</text:a><text:a xlink:type="simple" xlink:href="http://www.thegeekstuff.com/2008/11/overview-of-ramfs-and-tmpfs-on-linux/">www</text:a><text:a xlink:type="simple" xlink:href="http://www.thegeekstuff.com/2008/11/overview-of-ramfs-and-tmpfs-on-linux/">.</text:a><text:a xlink:type="simple" xlink:href="http://www.thegeekstuff.com/2008/11/overview-of-ramfs-and-tmpfs-on-linux/">thegeekstuff</text:a><text:a xlink:type="simple" xlink:href="http://www.thegeekstuff.com/2008/11/overview-of-ramfs-and-tmpfs-on-linux/">.</text:a><text:a xlink:type="simple" xlink:href="http://www.thegeekstuff.com/2008/11/overview-of-ramfs-and-tmpfs-on-linux/">com</text:a><text:a xlink:type="simple" xlink:href="http://www.thegeekstuff.com/2008/11/overview-of-ramfs-and-tmpfs-on-linux/">/2008/11/</text:a><text:a xlink:type="simple" xlink:href="http://www.thegeekstuff.com/2008/11/overview-of-ramfs-and-tmpfs-on-linux/">overview</text:a><text:a xlink:type="simple" xlink:href="http://www.thegeekstuff.com/2008/11/overview-of-ramfs-and-tmpfs-on-linux/">-</text:a><text:a xlink:type="simple" xlink:href="http://www.thegeekstuff.com/2008/11/overview-of-ramfs-and-tmpfs-on-linux/">of</text:a><text:a xlink:type="simple" xlink:href="http://www.thegeekstuff.com/2008/11/overview-of-ramfs-and-tmpfs-on-linux/">-</text:a><text:a xlink:type="simple" xlink:href="http://www.thegeekstuff.com/2008/11/overview-of-ramfs-and-tmpfs-on-linux/">ramfs</text:a><text:a xlink:type="simple" xlink:href="http://www.thegeekstuff.com/2008/11/overview-of-ramfs-and-tmpfs-on-linux/">-</text:a><text:a xlink:type="simple" xlink:href="http://www.thegeekstuff.com/2008/11/overview-of-ramfs-and-tmpfs-on-linux/">and</text:a><text:a xlink:type="simple" xlink:href="http://www.thegeekstuff.com/2008/11/overview-of-ramfs-and-tmpfs-on-linux/">-</text:a><text:a xlink:type="simple" xlink:href="http://www.thegeekstuff.com/2008/11/overview-of-ramfs-and-tmpfs-on-linux/">tmpfs</text:a><text:a xlink:type="simple" xlink:href="http://www.thegeekstuff.com/2008/11/overview-of-ramfs-and-tmpfs-on-linux/">-</text:a><text:a xlink:type="simple" xlink:href="http://www.thegeekstuff.com/2008/11/overview-of-ramfs-and-tmpfs-on-linux/">on</text:a><text:a xlink:type="simple" xlink:href="http://www.thegeekstuff.com/2008/11/overview-of-ramfs-and-tmpfs-on-linux/">-</text:a><text:a xlink:type="simple" xlink:href="http://www.thegeekstuff.com/2008/11/overview-of-ramfs-and-tmpfs-on-linux/">linux</text:a><text:a xlink:type="simple" xlink:href="http://www.thegeekstuff.com/2008/11/overview-of-ramfs-and-tmpfs-on-linux/">/</text:a></text:p>
        </text:list-item>
        <text:list-item>
          <text:p text:style-name="P8"><text:a xlink:type="simple" xlink:href="https://myraspberryandme.wordpress.com/2013/11/20/bluetooth-serial-communication-with-hc-05/">https</text:a><text:a xlink:type="simple" xlink:href="https://myraspberryandme.wordpress.com/2013/11/20/bluetooth-serial-communication-with-hc-05/">://</text:a><text:a xlink:type="simple" xlink:href="https://myraspberryandme.wordpress.com/2013/11/20/bluetooth-serial-communication-with-hc-05/">myraspberryandme</text:a><text:a xlink:type="simple" xlink:href="https://myraspberryandme.wordpress.com/2013/11/20/bluetooth-serial-communication-with-hc-05/">.</text:a><text:a xlink:type="simple" xlink:href="https://myraspberryandme.wordpress.com/2013/11/20/bluetooth-serial-communication-with-hc-05/">wordpress</text:a><text:a xlink:type="simple" xlink:href="https://myraspberryandme.wordpress.com/2013/11/20/bluetooth-serial-communication-with-hc-05/">.</text:a><text:a xlink:type="simple" xlink:href="https://myraspberryandme.wordpress.com/2013/11/20/bluetooth-serial-communication-with-hc-05/">com</text:a><text:a xlink:type="simple" xlink:href="https://myraspberryandme.wordpress.com/2013/11/20/bluetooth-serial-communication-with-hc-05/">/2013/11/20/</text:a><text:a xlink:type="simple" xlink:href="https://myraspberryandme.wordpress.com/2013/11/20/bluetooth-serial-communication-with-hc-05/">bluetooth</text:a><text:a xlink:type="simple" xlink:href="https://myraspberryandme.wordpress.com/2013/11/20/bluetooth-serial-communication-with-hc-05/">-</text:a><text:a xlink:type="simple" xlink:href="https://myraspberryandme.wordpress.com/2013/11/20/bluetooth-serial-communication-with-hc-05/">serial</text:a><text:a xlink:type="simple" xlink:href="https://myraspberryandme.wordpress.com/2013/11/20/bluetooth-serial-communication-with-hc-05/">-</text:a><text:a xlink:type="simple" xlink:href="https://myraspberryandme.wordpress.com/2013/11/20/bluetooth-serial-communication-with-hc-05/">communication</text:a><text:a xlink:type="simple" xlink:href="https://myraspberryandme.wordpress.com/2013/11/20/bluetooth-serial-communication-with-hc-05/">-</text:a><text:a xlink:type="simple" xlink:href="https://myraspberryandme.wordpress.com/2013/11/20/bluetooth-serial-communication-with-hc-05/">with</text:a><text:a xlink:type="simple" xlink:href="https://myraspberryandme.wordpress.com/2013/11/20/bluetooth-serial-communication-with-hc-05/">-</text:a><text:a xlink:type="simple" xlink:href="https://myraspberryandme.wordpress.com/2013/11/20/bluetooth-serial-communication-with-hc-05/">hc</text:a><text:a xlink:type="simple" xlink:href="https://myraspberryandme.wordpress.com/2013/11/20/bluetooth-serial-communication-with-hc-05/">-05/</text:a></text:p>
        </text:list-item>
        <text:list-item>
          <text:p text:style-name="P8"><text:a xlink:type="simple" xlink:href="https://help.ubuntu.com/community/BluetoothSetup">https</text:a><text:a xlink:type="simple" xlink:href="https://help.ubuntu.com/community/BluetoothSetup">://</text:a><text:a xlink:type="simple" xlink:href="https://help.ubuntu.com/community/BluetoothSetup">help</text:a><text:a xlink:type="simple" xlink:href="https://help.ubuntu.com/community/BluetoothSetup">.</text:a><text:a xlink:type="simple" xlink:href="https://help.ubuntu.com/community/BluetoothSetup">ubuntu</text:a><text:a xlink:type="simple" xlink:href="https://help.ubuntu.com/community/BluetoothSetup">.</text:a><text:a xlink:type="simple" xlink:href="https://help.ubuntu.com/community/BluetoothSetup">com</text:a><text:a xlink:type="simple" xlink:href="https://help.ubuntu.com/community/BluetoothSetup">/</text:a><text:a xlink:type="simple" xlink:href="https://help.ubuntu.com/community/BluetoothSetup">community</text:a><text:a xlink:type="simple" xlink:href="https://help.ubuntu.com/community/BluetoothSetup">/</text:a><text:a xlink:type="simple" xlink:href="https://help.ubuntu.com/community/BluetoothSetup">BluetoothSetup</text:a></text:p>
        </text:list-item>
        <text:list-item>
          <text:p text:style-name="P8"><text:a xlink:type="simple" xlink:href="http://linuxtv.org/wiki/index.php/Easycap">http</text:a><text:a xlink:type="simple" xlink:href="http://linuxtv.org/wiki/index.php/Easycap">://</text:a><text:a xlink:type="simple" xlink:href="http://linuxtv.org/wiki/index.php/Easycap">linuxtv</text:a><text:a xlink:type="simple" xlink:href="http://linuxtv.org/wiki/index.php/Easycap">.</text:a><text:a xlink:type="simple" xlink:href="http://linuxtv.org/wiki/index.php/Easycap">org</text:a><text:a xlink:type="simple" xlink:href="http://linuxtv.org/wiki/index.php/Easycap">/</text:a><text:a xlink:type="simple" xlink:href="http://linuxtv.org/wiki/index.php/Easycap">wiki</text:a><text:a xlink:type="simple" xlink:href="http://linuxtv.org/wiki/index.php/Easycap">/</text:a><text:a xlink:type="simple" xlink:href="http://linuxtv.org/wiki/index.php/Easycap">index</text:a><text:a xlink:type="simple" xlink:href="http://linuxtv.org/wiki/index.php/Easycap">.</text:a><text:a xlink:type="simple" xlink:href="http://linuxtv.org/wiki/index.php/Easycap">php</text:a><text:a xlink:type="simple" xlink:href="http://linuxtv.org/wiki/index.php/Easycap">/</text:a><text:a xlink:type="simple" xlink:href="http://linuxtv.org/wiki/index.php/Easycap">Easycap</text:a></text:p>
        </text:list-item>
        <text:list-item>
          <text:p text:style-name="P8"><text:a xlink:type="simple" xlink:href="http://highlowtech.org/?p=1695">http</text:a><text:a xlink:type="simple" xlink:href="http://highlowtech.org/?p=1695">://</text:a><text:a xlink:type="simple" xlink:href="http://highlowtech.org/?p=1695">highlowtech</text:a><text:a xlink:type="simple" xlink:href="http://highlowtech.org/?p=1695">.</text:a><text:a xlink:type="simple" xlink:href="http://highlowtech.org/?p=1695">org</text:a><text:a xlink:type="simple" xlink:href="http://highlowtech.org/?p=1695">/?</text:a><text:a xlink:type="simple" xlink:href="http://highlowtech.org/?p=1695">p</text:a><text:a xlink:type="simple" xlink:href="http://highlowtech.org/?p=1695">=1695</text:a></text:p>
        </text:list-item>
      </text:list>
      <text:p text:style-name="P1"/>
      <text:p text:style-name="P1"/>
      <text:p text:style-name="P1">Wiring: [Please follow after looking at circuit diagrams]</text:p>
      <text:p text:style-name="P1"/>
      <text:p text:style-name="P1">First: we program arduino pro mini</text:p>
      <text:list xml:id="list5132341840726339589" text:style-name="LS3">
        <text:list-item>
          <text:p text:style-name="P9">solder the angled pins with arduino pro mini on it (GRN,TX,RX,VCC,GND,BLK)</text:p>
        </text:list-item>
        <text:list-item>
          <text:p text:style-name="P9">connect CP2102 ver 3 angled pins to arduino pro mini using the connection wires like such :<text:line-break/>[connections … CP2102-&gt;Arduino]<text:line-break/>[5V-&gt;VCC,GND-&gt;GND,TX-&gt;RX,RX-&gt;TX,DTR/RST-&gt;GRN]</text:p>
        </text:list-item>
        <text:list-item>
          <text:p text:style-name="P9">connect CP2102 to linux pc and upload compiled code[RS1mod1.pde] using arduino ide.</text:p>
        </text:list-item>
      </text:list>
      <text:p text:style-name="P1"/>
      <text:p text:style-name="P1">Disconnect arduino from CP2102 and Modify Robosapien [Also refer to circuit diagram]:</text:p>
      <text:list xml:id="list8692252957452923014" text:style-name="LS4">
        <text:list-item>
          <text:p text:style-name="P10">Open the Robosapien and locate the head connector.</text:p>
        </text:list-item>
        <text:list-item>
          <text:p text:style-name="P10">Remove the head connector and carefully and split(cut) the white wire in two between connector that attaches to board and the wire coming from head(this wire comes down from the IR sensor and we need to feed the signals from arduino instead of IR directly). We need both ends of this wire to connect or disconnect direct IR or arduino control.</text:p>
        </text:list-item>
        <text:list-item>
          <text:p text:style-name="P10">connect the common of SPDT switch to white wire still attached on head connector that attaches to board. </text:p>
        </text:list-item>
        <text:list-item>
          <text:p text:style-name="P10">connect L1 of SPDT to the white wire on the head wire bundle side</text:p>
        </text:list-item>
        <text:list-item>
          <text:p text:style-name="P10">connect L2 of SPDT to Pin D5 on arduino</text:p>
        </text:list-item>
        <text:list-item>
          <text:p text:style-name="P10"><text:s/>Also strip and tap(do not disconnect) the black wire on the head connector(this is the ground from the battery)</text:p>
        </text:list-item>
        <text:list-item>
          <text:p text:style-name="P10">connect GND on arduino to the tapped black wire on head connector and also connect the same to ground wire that will connect to external 5v USB power source. Connect GND of all devices like sonar, servo’s, imu,camera to the GND line.</text:p>
        </text:list-item>
        <text:list-item>
          <text:p text:style-name="P10">connect 5v wire to be connected to USB power to 5V VCC of sonar, IMU, servo’s, arduino, camera 5v</text:p>
        </text:list-item>
        <text:list-item>
          <text:p text:style-name="P10">connect sonar to arduino [trig pin-&gt; D13, echo pin -&gt; D2]</text:p>
        </text:list-item>
        <text:list-item>
          <text:p text:style-name="P10">connect IMU-&gt;arduino [SDA-&gt;A4,SCL-&gt;A5]</text:p>
        </text:list-item>
        <text:list-item>
          <text:p text:style-name="P10">connect servos to arduino [pan servo signal-&gt;D9, tilt servo signal-&gt;D10]</text:p>
        </text:list-item>
      </text:list>
      <text:p text:style-name="P1"/>
      <text:p text:style-name="P1">(we attach the HC06 bluetooth serial last)</text:p>
      <text:list xml:id="list5156099780513580167" text:style-name="LS5">
        <text:list-item>
          <text:p text:style-name="P11">connect 5v Vcc to 5v external power source line and GND to common ground line </text:p>
        </text:list-item>
        <text:list-item>
          <text:p text:style-name="P11">connect HC06-&gt; arduino [ TX-&gt;RX,RX-&gt;TX]</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3</meta:editing-cycles>
    <dc:date>2015-03-02T16:23:42.672851972</dc:date>
    <meta:editing-duration>P0D</meta:editing-duration>
    <meta:document-statistic meta:table-count="1" meta:image-count="0" meta:object-count="0" meta:page-count="2" meta:paragraph-count="63" meta:word-count="553" meta:character-count="4001" meta:non-whitespace-character-count="3549"/>
  </office:meta>
</office:document-meta>
</file>